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line-height="150%" fo:text-indent="0cm" style:auto-text-indent="false"/>
    </style:style>
    <style:style style:name="P2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.635cm" fo:margin-right="0cm" fo:line-height="150%" fo:text-indent="0cm" style:auto-text-indent="false"/>
      <style:text-properties style:font-name="Arial" fo:language="es" fo:country="MX" style:font-name-complex="Arial"/>
    </style:style>
    <style:style style:name="P4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style:font-name="Arial" fo:language="es" fo:country="MX" style:font-name-complex="Arial"/>
    </style:style>
    <style:style style:name="P5" style:family="paragraph" style:parent-style-name="Standard" style:master-page-name="Standard">
      <style:paragraph-properties fo:margin-left="0.635cm" fo:margin-right="0cm" fo:line-height="150%" fo:text-align="center" style:justify-single-word="false" fo:text-indent="0cm" style:auto-text-indent="false" style:page-number="auto"/>
      <style:text-properties style:font-name="Arial" fo:language="es" fo:country="MX" style:text-underline-style="solid" style:text-underline-width="auto" style:text-underline-color="font-color" fo:font-weight="bold" style:font-weight-asian="bold" style:font-name-complex="Arial"/>
    </style:style>
    <style:style style:name="P6" style:family="paragraph" style:parent-style-name="Standard">
      <style:paragraph-properties fo:margin-left="3.133cm" fo:margin-right="0cm" fo:line-height="150%" fo:text-align="end" style:justify-single-word="false" fo:text-indent="0.614cm" style:auto-text-indent="false"/>
    </style:style>
    <style:style style:name="T1" style:family="text">
      <style:text-properties fo:language="es" fo:country="MX" style:font-name-complex="Arial"/>
    </style:style>
    <style:style style:name="T2" style:family="text">
      <style:text-properties style:font-name="Arial" fo:language="es" fo:country="MX" style:font-name-complex="Arial"/>
    </style:style>
    <style:style style:name="T3" style:family="text">
      <style:text-properties style:font-name="Arial" fo:language="es" fo:country="MX" style:font-name-asian="Arial" style:font-name-complex="Arial"/>
    </style:style>
    <style:style style:name="T4" style:family="text">
      <style:text-properties style:font-name-asian="Arial"/>
    </style:style>
    <style:style style:name="T5" style:family="text">
      <style:text-properties fo:color="#000000" style:font-name="Arial" style:font-name-complex="Arial"/>
    </style:style>
    <style:style style:name="T6" style:family="text">
      <style:text-properties fo:color="#000000"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FICIO</text:p>
      <text:p text:style-name="P3"/>
      <text:p text:style-name="P6"><text:span text:style-name="T2">La</text:span><text:span text:style-name="T3"> </text:span><text:span text:style-name="T2">Plata,</text:span><text:span text:style-name="T3"> </text:span><text:span text:style-name="T2"><text:tab/>de</text:span><text:span text:style-name="T3"> </text:span><text:span text:style-name="T2"><text:tab/><text:tab/>20</text:span><text:span text:style-name="T3"> <text:s text:c="2"/></text:span><text:span text:style-name="T2">.-</text:span></text:p>
      <text:p text:style-name="P3"/>
      <text:p text:style-name="P3"/>
      <text:p text:style-name="P3">Señor<text:span text:style-name="T4"> </text:span></text:p>
      <text:p text:style-name="P3">Gerente<text:span text:style-name="T4"> </text:span>del<text:span text:style-name="T4"> </text:span>Banco<text:span text:style-name="T4"> </text:span>de<text:span text:style-name="T4"> </text:span>la<text:span text:style-name="T4"> </text:span>Provincia<text:span text:style-name="T4"> </text:span>de<text:span text:style-name="T4"> </text:span>Buenos<text:span text:style-name="T4"> </text:span>Aires.</text:p>
      <text:p text:style-name="P3">Sucursal<text:span text:style-name="T4"> </text:span>Tribunales.</text:p>
      <text:p text:style-name="P3">S/D</text:p>
      <text:p text:style-name="P3"/>
      <text:p text:style-name="P2"><text:span text:style-name="T2"><text:tab/><text:tab/><text:tab/>Me</text:span><text:span text:style-name="T3"> </text:span><text:span text:style-name="T2">dirijo</text:span><text:span text:style-name="T3"> </text:span><text:span text:style-name="T2">a</text:span><text:span text:style-name="T3"> </text:span><text:span text:style-name="T2">Ud.,</text:span><text:span text:style-name="T3"> </text:span><text:span text:style-name="T2">en</text:span><text:span text:style-name="T3"> </text:span><text:span text:style-name="T2">mi</text:span><text:span text:style-name="T3"> </text:span><text:span text:style-name="T2">carácter</text:span><text:span text:style-name="T3"> </text:span><text:span text:style-name="T2">de</text:span><text:span text:style-name="T3"> </text:span><text:span text:style-name="T2">Secretario</text:span><text:span text:style-name="T3"> </text:span><text:span text:style-name="T2">del</text:span><text:span text:style-name="T3"> </text:span><text:span text:style-name="T2">Juzgado</text:span><text:span text:style-name="T3"> </text:span><text:span text:style-name="T2">en</text:span><text:span text:style-name="T3"> </text:span><text:span text:style-name="T2">lo</text:span><text:span text:style-name="T3"> <text:s/></text:span><text:span text:style-name="T2">Civil</text:span><text:span text:style-name="T3"> </text:span><text:span text:style-name="T2">y</text:span><text:span text:style-name="T3"> </text:span><text:span text:style-name="T2">Comercial</text:span><text:span text:style-name="T3"> </text:span><text:span text:style-name="T2">Nº</text:span><text:span text:style-name="T3"> </text:span><text:span text:style-name="T5">$n_juzgado</text:span><text:span text:style-name="T3"> </text:span><text:span text:style-name="T2">del</text:span><text:span text:style-name="T3"> </text:span><text:span text:style-name="T2">Departamento</text:span><text:span text:style-name="T3"> </text:span><text:span text:style-name="T2">Judicial</text:span><text:span text:style-name="T3"> </text:span><text:span text:style-name="T2">de</text:span><text:span text:style-name="T3"> </text:span><text:span text:style-name="T2">La</text:span><text:span text:style-name="T3"> </text:span><text:span text:style-name="T2">Plata,<text:tab/>en</text:span><text:span text:style-name="T3"> </text:span><text:span text:style-name="T2">los</text:span><text:span text:style-name="T3"> <text:s text:c="1075"/></text:span><text:span text:style-name="T2">autos</text:span><text:span text:style-name="T3"> </text:span><text:span text:style-name="T2">caratulados</text:span><text:span text:style-name="T3"> “</text:span><text:span text:style-name="T5">$nombre_empresa</text:span><text:span text:style-name="T3"> </text:span><text:span text:style-name="T2">c/</text:span><text:span text:style-name="T3"> </text:span><text:span text:style-name="T5">$nombreCliente</text:span><text:span text:style-name="T6"> </text:span><text:span text:style-name="T2">s/</text:span><text:span text:style-name="T3"> </text:span><text:span text:style-name="T2">Cobro</text:span><text:span text:style-name="T3"> </text:span><text:span text:style-name="T2">Ejecutivo</text:span><text:span text:style-name="T3">“</text:span><text:span text:style-name="T2">,</text:span><text:span text:style-name="T3"> </text:span><text:span text:style-name="T2">Expte</text:span><text:span text:style-name="T3"> </text:span><text:span text:style-name="T2">Nº</text:span><text:span text:style-name="T3"> </text:span><text:span text:style-name="T5">$textoLibre_1</text:span><text:span text:style-name="T2">,</text:span><text:span text:style-name="T3"> </text:span><text:span text:style-name="T2">a</text:span><text:span text:style-name="T3"> </text:span><text:span text:style-name="T2">fin</text:span><text:span text:style-name="T3"> </text:span><text:span text:style-name="T2">de</text:span><text:span text:style-name="T3"> </text:span><text:span text:style-name="T2">solicitarle</text:span><text:span text:style-name="T3"> </text:span><text:span text:style-name="T2">tenga</text:span><text:span text:style-name="T3"> </text:span><text:span text:style-name="T2">a</text:span><text:span text:style-name="T3"> </text:span><text:span text:style-name="T2">bien</text:span><text:span text:style-name="T3"> </text:span><text:span text:style-name="T2">abrir</text:span><text:span text:style-name="T3"> </text:span><text:span text:style-name="T2">una</text:span><text:span text:style-name="T3"> </text:span><text:span text:style-name="T2">cuenta</text:span><text:span text:style-name="T3"> </text:span><text:span text:style-name="T2">en</text:span><text:span text:style-name="T3"> </text:span><text:span text:style-name="T2">pesos</text:span><text:span text:style-name="T3"> </text:span><text:span text:style-name="T2">a</text:span><text:span text:style-name="T3"> </text:span><text:span text:style-name="T2">la</text:span><text:span text:style-name="T3"> </text:span><text:span text:style-name="T2">orden</text:span><text:span text:style-name="T3"> </text:span><text:span text:style-name="T2">del</text:span><text:span text:style-name="T3"> </text:span><text:span text:style-name="T2">Juez</text:span><text:span text:style-name="T3"> </text:span><text:span text:style-name="T5">$textoLibre_2</text:span><text:span text:style-name="T6"> </text:span><text:span text:style-name="T2">quien</text:span><text:span text:style-name="T3"> </text:span><text:span text:style-name="T2">resulta</text:span><text:span text:style-name="T3"> </text:span><text:span text:style-name="T2">titular</text:span><text:span text:style-name="T3"> </text:span><text:span text:style-name="T2">del</text:span><text:span text:style-name="T3"> </text:span><text:span text:style-name="T2">Juzgado</text:span><text:span text:style-name="T3"> </text:span><text:span text:style-name="T2">mencionado.</text:span></text:p>
      <text:p text:style-name="P4"/>
      <text:p text:style-name="P2"><text:span text:style-name="T3"><text:s text:c="28"/></text:span><text:span text:style-name="T2">Se</text:span><text:span text:style-name="T3"> </text:span><text:span text:style-name="T2">deja</text:span><text:span text:style-name="T3"> </text:span><text:span text:style-name="T2">constancia</text:span><text:span text:style-name="T3"> </text:span><text:span text:style-name="T2">que</text:span><text:span text:style-name="T3"> </text:span><text:span text:style-name="T2">deberá</text:span><text:span text:style-name="T3"> </text:span><text:span text:style-name="T2">comunicarse</text:span><text:span text:style-name="T3"> </text:span><text:span text:style-name="T2">el</text:span><text:span text:style-name="T3"> </text:span><text:span text:style-name="T2">número</text:span><text:span text:style-name="T3"> </text:span><text:span text:style-name="T2">de</text:span><text:span text:style-name="T3"> </text:span><text:span text:style-name="T2">cuenta</text:span><text:span text:style-name="T3"> </text:span><text:span text:style-name="T2">en</text:span><text:span text:style-name="T3"> </text:span><text:span text:style-name="T2">este</text:span><text:span text:style-name="T3"> </text:span><text:span text:style-name="T2">acto,</text:span><text:span text:style-name="T3"> </text:span><text:span text:style-name="T2">al</text:span><text:span text:style-name="T3"> </text:span><text:span text:style-name="T2">portador</text:span><text:span text:style-name="T3"> </text:span><text:span text:style-name="T2">del</text:span><text:span text:style-name="T3"> </text:span><text:span text:style-name="T2">presente.-</text:span><text:span text:style-name="T3"> </text:span></text:p>
      <text:p text:style-name="P4"/>
      <text:p text:style-name="P4"><text:tab/><text:tab/><text:tab/>Sin<text:span text:style-name="T4"> </text:span>más,<text:span text:style-name="T4"> </text:span>saludo<text:span text:style-name="T4"> </text:span>a<text:span text:style-name="T4"> </text:span>Ud.<text:span text:style-name="T4"> </text:span>atte.</text:p>
      <text:p text:style-name="P4"><text:tab/><text:tab/><text:tab/><text:tab/><text:tab/></text:p>
      <text:p text:style-name="P4"/>
      <text:p text:style-name="P3"><text:tab/><text:tab/></text:p>
      <text:p text:style-name="P1"><text:span text:style-name="T2"><text:tab/><text:tab/><text:tab/><text:tab/><text:tab/></text:span><text:span text:style-name="T3"> <text:s text:c="27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5.9cm" fo:margin-bottom="2.501cm" fo:margin-left="5.001cm" fo:margin-right="2.501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</dc:title>
    <meta:initial-creator>Luciana</meta:initial-creator>
    <meta:creation-date>2012-05-09T20:48:00</meta:creation-date>
    <dc:creator>silvia</dc:creator>
    <dc:date>2012-05-09T20:48:00</dc:date>
    <meta:print-date>2010-12-27T18:32:00</meta:print-date>
    <meta:editing-cycles>2</meta:editing-cycles>
    <meta:editing-duration>PT1M</meta:editing-duration>
    <meta:document-statistic meta:table-count="0" meta:image-count="0" meta:object-count="0" meta:page-count="1" meta:paragraph-count="12" meta:word-count="103" meta:character-count="1767" meta:non-whitespace-character-count="516"/>
    <meta:generator>LibreOffice/3.4$Linux LibreOffice_project/340m1$Build-402</meta:generator>
    <meta:user-defined meta:name="Información 1"/>
    <meta:user-defined meta:name="Información 2"/>
    <meta:user-defined meta:name="Información 3"/>
    <meta:user-defined meta:name="Información 4"/>
  </office:meta>
</office:document-meta>
</file>